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700002F30000019B8CD8164890A6F7964.svm" manifest:media-type=""/>
  <manifest:file-entry manifest:full-path="Pictures/2000000700002A9D000015C896CE573F808E4D32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578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397cm" svg:x="10.77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4.30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1.16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4.335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8.239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9.00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0.779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397cm" svg:x="13.065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4.302cm" svg:y="12.811cm">
          <draw:text-box>
            <text:p>Toward Observer</text:p>
          </draw:text-box>
        </draw:frame>
        <draw:line draw:style-name="gr3" draw:text-style-name="P3" draw:layer="layout" svg:x1="10.525cm" svg:y1="12.557cm" svg:x2="3.413cm" svg:y2="12.557cm">
          <text:p/>
        </draw:line>
        <draw:frame draw:style-name="gr4" draw:text-style-name="P3" draw:layer="layout" svg:width="2.238cm" svg:height="1.143cm" svg:x="16.357cm" svg:y="10.525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4.113cm" svg:y="10.525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9.657cm" svg:y="10.525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1.857cm" svg:y="10.525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7.457cm" svg:y="10.525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257cm" svg:y="10.525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3.048cm 11.033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2.6035cm 11.2235cm)" svg:viewBox="0 0 269 90" svg:d="M0 90c180 0 269-90 269-90">
          <text:p/>
        </draw:path>
        <draw:line draw:style-name="gr6" draw:text-style-name="P3" draw:layer="layout" svg:x1="2.413cm" svg:y1="11.033cm" svg:x2="1.524cm" svg:y2="11.033cm">
          <text:p/>
        </draw:line>
        <draw:frame draw:style-name="gr7" draw:text-style-name="P1" draw:layer="layout" svg:width="1.703cm" svg:height="0.928cm" svg:x="9.093cm" svg:y="5.68cm">
          <draw:image xlink:href="Pictures/2000000700002F30000019B8CD8164890A6F7964.svm" xlink:type="simple" xlink:show="embed" xlink:actuate="onLoad">
            <text:p/>
          </draw:image>
        </draw:frame>
        <draw:frame draw:style-name="gr7" draw:text-style-name="P1" draw:layer="layout" svg:width="1.703cm" svg:height="0.928cm" svg:x="7.394cm" svg:y="5.68cm">
          <draw:image xlink:href="Pictures/2000000700002F30000019B8CD8164890A6F7964.svm" xlink:type="simple" xlink:show="embed" xlink:actuate="onLoad">
            <text:p/>
          </draw:image>
        </draw:frame>
        <draw:frame draw:style-name="gr7" draw:text-style-name="P1" draw:layer="layout" svg:width="1.703cm" svg:height="0.928cm" svg:x="5.694cm" svg:y="5.68cm">
          <draw:image xlink:href="Pictures/2000000700002F30000019B8CD8164890A6F7964.svm" xlink:type="simple" xlink:show="embed" xlink:actuate="onLoad">
            <text:p/>
          </draw:image>
        </draw:frame>
        <draw:path draw:style-name="gr8" draw:text-style-name="P3" draw:layer="layout" svg:width="0.272cm" svg:height="0.32cm" draw:transform="rotate (-1.89246050793745) translate (5.723cm 6.11cm)" svg:viewBox="0 0 273 321" svg:d="M0 0c402 0 241 321 241 321">
          <text:p/>
        </draw:path>
        <draw:path draw:style-name="gr8" draw:text-style-name="P3" draw:layer="layout" svg:width="0.268cm" svg:height="0.089cm" draw:transform="rotate (2.35619449019234) translate (5.2785cm 6.3005cm)" svg:viewBox="0 0 269 90" svg:d="M0 90c180 0 269-90 269-90">
          <text:p/>
        </draw:path>
        <draw:line draw:style-name="gr9" draw:text-style-name="P3" draw:layer="layout" svg:x1="5.088cm" svg:y1="6.11cm" svg:x2="4.199cm" svg:y2="6.11cm">
          <text:p/>
        </draw:line>
        <draw:custom-shape draw:style-name="gr10" draw:text-style-name="P4" draw:layer="layout" svg:width="0.762cm" svg:height="0.762cm" svg:x="18.39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3.057cm" svg:y="10.526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7.166cm 9.251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345cm 8.015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3.2330000182038cm 7.19300701653325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2.758285819458cm 7.10071980447728cm)" svg:viewBox="0 0 269 90" svg:d="M0 90c180 0 269-90 269-90">
          <text:p/>
        </draw:path>
        <draw:line draw:style-name="gr6" draw:text-style-name="P3" draw:layer="layout" svg:x1="12.708cm" svg:y1="6.836cm" svg:x2="11.973cm" svg:y2="6.336cm">
          <text:p/>
        </draw:line>
        <draw:frame draw:style-name="gr4" draw:text-style-name="P3" draw:layer="layout" svg:width="2.238cm" svg:height="1.143cm" draw:transform="rotate (-0.59690260418206) translate (13.525cm 6.779cm)">
          <draw:image xlink:href="Pictures/2000000700002A9D000015C896CE573F808E4D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2:47:43.092299087</meta:creation-date>
    <dc:date>2016-06-06T16:12:11.255519708</dc:date>
    <meta:editing-duration>PT29M18S</meta:editing-duration>
    <meta:editing-cycles>3</meta:editing-cycles>
    <meta:generator>LibreOffice/5.0.3.2$Linux_X86_64 LibreOffice_project/00m0$Build-2</meta:generator>
    <meta:document-statistic meta:object-count="33"/>
  </office:meta>
</office:document-meta>
</file>